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6CDF814C8C61D0DB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-color="#00ff66" draw:opacity="50%" draw:textarea-horizontal-align="justify" draw:textarea-vertical-align="middle" draw:auto-grow-height="false" fo:min-height="1.75cm" fo:min-width="1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true" fo:min-height="0.75cm" fo:min-width="0.523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true" fo:min-height="0.75cm" fo:min-width="1.306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true" fo:min-height="0.75cm" fo:min-width="1.39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true" fo:min-height="0.75cm" fo:min-width="0.878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true" fo:min-height="0.475cm" fo:min-width="1.59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true" fo:min-height="0.475cm" fo:min-width="1.657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true" fo:min-height="0.75cm" fo:min-width="1.636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true" fo:min-height="0.949cm" fo:min-width="1.882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true" fo:min-height="0.949cm" fo:min-width="1.661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00ff66" draw:opacity="50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2cm" svg:y="3cm">
          <text:p text:style-name="P1"><text:span text:style-name="T1">DC/D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cm" svg:height="2cm" svg:x="2cm" svg:y="5.996cm">
          <text:p text:style-name="P1"><text:span text:style-name="T1">3.3V</text:span><text:span text:style-name="T1"><text:line-break/></text:span><text:span text:style-name="T1">Line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cm" svg:y1="5cm" svg:x2="3cm" svg:y2="5.996cm" draw:start-shape="id1" draw:start-glue-point="2" draw:end-shape="id2" draw:end-glue-point="0" svg:d="M3000 5000v996" svg:viewBox="0 0 1 997">
          <text:p/>
        </draw:connector>
        <draw:connector draw:style-name="gr3" draw:text-style-name="P4" draw:layer="layout" svg:x1="4cm" svg:y1="4cm" svg:x2="5.05cm" svg:y2="4.013cm" draw:start-shape="id1" draw:start-glue-point="1" svg:d="M4000 4000h776v13h274" svg:viewBox="0 0 1051 14">
          <text:p/>
        </draw:connector>
        <draw:connector draw:style-name="gr3" draw:text-style-name="P4" draw:layer="layout" svg:x1="2.995cm" svg:y1="2.009cm" svg:x2="3cm" svg:y2="3cm" draw:end-shape="id1" draw:end-glue-point="0" svg:d="M2995 2009v245h5v746" svg:viewBox="0 0 6 992">
          <text:p/>
        </draw:connector>
        <draw:custom-shape draw:style-name="gr1" draw:text-style-name="P2" xml:id="id3" draw:id="id3" draw:layer="layout" svg:width="2cm" svg:height="2cm" svg:x="6cm" svg:y="3cm">
          <text:p text:style-name="P1"><text:span text:style-name="T1">Radar</text:span><text:span text:style-name="T1"><text:line-break/></text:span><text:span text:style-name="T1">Mo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2cm" svg:x="9cm" svg:y="3cm">
          <text:p text:style-name="P1"><text:span text:style-name="T1">IR</text:span><text:span text:style-name="T1"><text:line-break/></text:span><text:span text:style-name="T1">Mo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001cm" svg:y1="1.974cm" svg:x2="7cm" svg:y2="3cm" draw:end-shape="id3" draw:end-glue-point="0" svg:d="M7001 1974v263h-1v763" svg:viewBox="0 0 2 1027">
          <text:p/>
        </draw:connector>
        <draw:connector draw:style-name="gr3" draw:text-style-name="P4" draw:layer="layout" svg:x1="9.998cm" svg:y1="2.012cm" svg:x2="10cm" svg:y2="3cm" draw:end-shape="id4" draw:end-glue-point="0" svg:d="M9998 2012v244h2v744" svg:viewBox="0 0 3 989">
          <text:p/>
        </draw:connector>
        <draw:connector draw:style-name="gr3" draw:text-style-name="P4" draw:layer="layout" svg:x1="7cm" svg:y1="5cm" svg:x2="7.012cm" svg:y2="6.009cm" draw:start-shape="id3" draw:start-glue-point="2" svg:d="M7000 5000v755h12v254" svg:viewBox="0 0 13 1010">
          <text:p/>
        </draw:connector>
        <draw:connector draw:style-name="gr3" draw:text-style-name="P4" draw:layer="layout" svg:x1="10cm" svg:y1="5cm" svg:x2="9.998cm" svg:y2="6.038cm" draw:start-shape="id4" draw:start-glue-point="2" svg:d="M10000 5000v770h-2v268" svg:viewBox="0 0 3 1039">
          <text:p/>
        </draw:connector>
        <draw:frame draw:style-name="gr4" draw:text-style-name="P5" draw:layer="layout" svg:width="1.023cm" svg:height="1cm" svg:x="6.8cm" svg:y="1.6cm">
          <draw:text-box>
            <text:p><text:span text:style-name="T2">5V</text:span></text:p>
          </draw:text-box>
        </draw:frame>
        <draw:frame draw:style-name="gr4" draw:text-style-name="P5" draw:layer="layout" svg:width="1.023cm" svg:height="1cm" svg:x="9.8cm" svg:y="1.6cm">
          <draw:text-box>
            <text:p><text:span text:style-name="T2">5V</text:span></text:p>
          </draw:text-box>
        </draw:frame>
        <draw:frame draw:style-name="gr5" draw:text-style-name="P5" draw:layer="layout" svg:width="1.806cm" svg:height="1cm" svg:x="6.1cm" svg:y="6.094cm">
          <draw:text-box>
            <text:p><text:span text:style-name="T2">1 Input</text:span></text:p>
          </draw:text-box>
        </draw:frame>
        <draw:frame draw:style-name="gr5" draw:text-style-name="P5" draw:layer="layout" svg:width="1.806cm" svg:height="1cm" svg:x="9.094cm" svg:y="6.1cm">
          <draw:text-box>
            <text:p><text:span text:style-name="T2">1 Input</text:span></text:p>
          </draw:text-box>
        </draw:frame>
        <draw:frame draw:style-name="gr4" draw:text-style-name="P5" draw:layer="layout" svg:width="1.023cm" svg:height="1cm" svg:x="4.5cm" svg:y="3.1cm">
          <draw:text-box>
            <text:p><text:span text:style-name="T2">5V</text:span></text:p>
          </draw:text-box>
        </draw:frame>
        <draw:frame draw:style-name="gr4" draw:text-style-name="P5" draw:layer="layout" svg:width="1.023cm" svg:height="1cm" svg:x="3cm" svg:y="5.1cm">
          <draw:text-box>
            <text:p><text:span text:style-name="T2">5V</text:span></text:p>
          </draw:text-box>
        </draw:frame>
        <draw:frame draw:style-name="gr6" draw:text-style-name="P5" draw:layer="layout" svg:width="1.895cm" svg:height="1cm" svg:x="2.9cm" svg:y="1.6cm">
          <draw:text-box>
            <text:p><text:span text:style-name="T2">6V-32V</text:span></text:p>
          </draw:text-box>
        </draw:frame>
        <draw:custom-shape draw:style-name="gr2" draw:text-style-name="P3" xml:id="id5" draw:id="id5" draw:layer="layout" svg:width="2cm" svg:height="2cm" svg:x="12cm" svg:y="3cm">
          <text:p text:style-name="P1"><text:span text:style-name="T1">2.4G</text:span><text:span text:style-name="T1"><text:line-break/></text:span><text:span text:style-name="T1">Radio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998cm" svg:y1="2.012cm" svg:x2="13cm" svg:y2="3cm" svg:d="M12998 2012v244h2v744" svg:viewBox="0 0 3 989">
          <text:p/>
        </draw:connector>
        <draw:frame draw:style-name="gr7" draw:text-style-name="P5" draw:layer="layout" svg:width="1.378cm" svg:height="1cm" svg:x="12.9cm" svg:y="1.6cm">
          <draw:text-box>
            <text:p><text:span text:style-name="T2">3.3V</text:span></text:p>
          </draw:text-box>
        </draw:frame>
        <draw:connector draw:style-name="gr3" draw:text-style-name="P4" draw:layer="layout" svg:x1="13cm" svg:y1="5cm" svg:x2="12.986cm" svg:y2="6.011cm" draw:start-shape="id5" draw:start-glue-point="2" svg:d="M13000 5000v756h-14v255" svg:viewBox="0 0 15 1012">
          <text:p/>
        </draw:connector>
        <draw:frame draw:style-name="gr8" draw:text-style-name="P5" draw:layer="layout" svg:width="2.094cm" svg:height="0.725cm" svg:x="11.968cm" svg:y="6.238cm">
          <draw:text-box>
            <text:p><text:span text:style-name="T2">SPI+1IN</text:span></text:p>
          </draw:text-box>
        </draw:frame>
        <draw:custom-shape draw:style-name="gr2" draw:text-style-name="P3" xml:id="id6" draw:id="id6" draw:layer="layout" svg:width="2cm" svg:height="2cm" svg:x="15cm" svg:y="3cm">
          <text:p text:style-name="P1"><text:span text:style-name="T1">NT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cm" svg:y1="5cm" svg:x2="16.008cm" svg:y2="6.032cm" draw:start-shape="id6" draw:start-glue-point="2" svg:d="M16000 5000v767h8v265" svg:viewBox="0 0 9 1033">
          <text:p/>
        </draw:connector>
        <draw:frame draw:style-name="gr9" draw:text-style-name="P5" draw:layer="layout" svg:width="2.157cm" svg:height="0.725cm" svg:x="14.969cm" svg:y="6.239cm">
          <draw:text-box>
            <text:p><text:span text:style-name="T2">1 Analog</text:span></text:p>
          </draw:text-box>
        </draw:frame>
        <draw:custom-shape draw:style-name="gr1" draw:text-style-name="P2" draw:layer="layout" svg:width="2cm" svg:height="2cm" svg:x="6cm" svg:y="7cm">
          <text:p text:style-name="P1"><text:span text:style-name="T1">WS2811</text:span><text:span text:style-name="T1"><text:line-break/></text:span><text:span text:style-name="T1">L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cm" svg:height="2cm" svg:x="9.024cm" svg:y="7cm">
          <text:p text:style-name="P1"><text:span text:style-name="T1">WS2811</text:span><text:span text:style-name="T1"><text:line-break/></text:span><text:span text:style-name="T1">LED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cm" svg:y1="10cm" svg:x2="7cm" svg:y2="9cm">
          <text:p/>
        </draw:line>
        <draw:connector draw:style-name="gr3" draw:text-style-name="P4" draw:layer="layout" svg:x1="10.03cm" svg:y1="10.006cm" svg:x2="10.024cm" svg:y2="9cm" draw:end-shape="id7" svg:d="M10030 10006v-252h-6v-754" svg:viewBox="0 0 7 1007">
          <text:p/>
        </draw:connector>
        <draw:frame draw:style-name="gr10" draw:text-style-name="P5" draw:layer="layout" svg:width="2.136cm" svg:height="1cm" svg:x="6cm" svg:y="9.9cm">
          <draw:text-box>
            <text:p><text:span text:style-name="T2">1 Output</text:span></text:p>
          </draw:text-box>
        </draw:frame>
        <draw:frame draw:style-name="gr10" draw:text-style-name="P5" draw:layer="layout" svg:width="2.136cm" svg:height="1cm" svg:x="9.1cm" svg:y="9.9cm">
          <draw:text-box>
            <text:p><text:span text:style-name="T2">1 Output</text:span></text:p>
          </draw:text-box>
        </draw:frame>
        <draw:custom-shape draw:style-name="gr1" draw:text-style-name="P2" xml:id="id8" draw:id="id8" draw:layer="layout" svg:width="2cm" svg:height="2cm" svg:x="12cm" svg:y="7cm">
          <text:p text:style-name="P1"><text:span text:style-name="T1">RS485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cm" svg:y1="9cm" svg:x2="13.012cm" svg:y2="10.03cm" draw:start-shape="id8" svg:d="M13000 9000v766h12v264" svg:viewBox="0 0 13 1031">
          <text:p/>
        </draw:connector>
        <draw:frame draw:style-name="gr12" draw:text-style-name="P5" draw:layer="layout" svg:width="2.382cm" svg:height="1.199cm" svg:x="11.918cm" svg:y="10.001cm">
          <draw:text-box>
            <text:p><text:span text:style-name="T2">RX/TX</text:span><text:span text:style-name="T2"><text:line-break/></text:span><text:span text:style-name="T2">+1 Output</text:span></text:p>
          </draw:text-box>
        </draw:frame>
        <draw:custom-shape draw:style-name="gr2" draw:text-style-name="P3" xml:id="id9" draw:id="id9" draw:layer="layout" svg:width="2cm" svg:height="2cm" svg:x="15cm" svg:y="7cm">
          <text:p text:style-name="P1"><text:span text:style-name="T1">SWIM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6cm" svg:y1="9cm" svg:x2="15.995cm" svg:y2="10.078cm" draw:start-shape="id9" draw:start-glue-point="2" svg:d="M16000 9000v790h-5v288" svg:viewBox="0 0 6 1079">
          <text:p/>
        </draw:connector>
        <draw:frame draw:style-name="gr13" draw:text-style-name="P5" draw:layer="layout" svg:width="2.166cm" svg:height="1.199cm" svg:x="14.837cm" svg:y="10.1cm">
          <draw:text-box>
            <text:p><text:span text:style-name="T2">SWIM</text:span><text:span text:style-name="T2"><text:line-break/></text:span><text:span text:style-name="T2">+RESET</text:span></text:p>
          </draw:text-box>
        </draw:frame>
        <draw:custom-shape draw:style-name="gr2" draw:text-style-name="P3" draw:layer="layout" svg:width="2cm" svg:height="2cm" svg:x="2cm" svg:y="13cm">
          <text:p text:style-name="P1"><text:span text:style-name="T1">LD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982cm" svg:y1="11.978cm" svg:x2="3cm" svg:y2="11cm" draw:end-shape="id10" draw:end-glue-point="2" svg:d="M2982 11978v-238h18v-740" svg:viewBox="0 0 19 979">
          <text:p/>
        </draw:connector>
        <draw:frame draw:style-name="gr10" draw:text-style-name="P5" draw:layer="layout" svg:width="2.136cm" svg:height="1cm" svg:x="1.864cm" svg:y="11.8cm">
          <draw:text-box>
            <text:p><text:span text:style-name="T2">3 Output</text:span></text:p>
          </draw:text-box>
        </draw:frame>
        <draw:connector draw:style-name="gr3" draw:text-style-name="P4" draw:layer="layout" svg:x1="4cm" svg:y1="6.987cm" svg:x2="5.05cm" svg:y2="7cm" svg:d="M4000 6987h776v13h274" svg:viewBox="0 0 1051 14">
          <text:p/>
        </draw:connector>
        <draw:frame draw:style-name="gr7" draw:text-style-name="P5" draw:layer="layout" svg:width="1.378cm" svg:height="1cm" svg:x="4.324cm" svg:y="6.1cm">
          <draw:text-box>
            <text:p><text:span text:style-name="T2">3.3V</text:span></text:p>
          </draw:text-box>
        </draw:frame>
        <draw:custom-shape draw:style-name="gr2" draw:text-style-name="P3" xml:id="id10" draw:id="id10" draw:layer="layout" svg:width="2cm" svg:height="2cm" svg:x="2cm" svg:y="9cm">
          <text:p text:style-name="P1"><text:span text:style-name="T1">STATUS</text:span><text:span text:style-name="T1"><text:line-break/></text:span><text:span text:style-name="T1">DISP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157cm" svg:height="0.725cm" svg:x="1.9cm" svg:y="15.975cm">
          <draw:text-box>
            <text:p><text:span text:style-name="T2">1 Analog</text:span></text:p>
          </draw:text-box>
        </draw:frame>
        <draw:connector draw:style-name="gr3" draw:text-style-name="P4" draw:layer="layout" svg:x1="2.976cm" svg:y1="15.004cm" svg:x2="2.984cm" svg:y2="16.036cm" svg:d="M2976 15004v767h8v265" svg:viewBox="0 0 9 1033">
          <text:p/>
        </draw:connector>
        <draw:frame draw:style-name="gr14" draw:text-style-name="P1" draw:layer="layout" svg:width="15.009cm" svg:height="14.63cm" svg:x="4.1cm" svg:y="12cm">
          <draw:image xlink:href="Pictures/100000000000027C0000026CDF814C8C61D0DB3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7:32:21.193457729</meta:creation-date>
    <dc:date>2017-12-03T12:30:09.900000000</dc:date>
    <meta:editing-duration>PT2M</meta:editing-duration>
    <meta:editing-cycles>2</meta:editing-cycles>
    <meta:generator>LibreOffice/5.1.3.2$Windows_x86 LibreOffice_project/644e4637d1d8544fd9f56425bd6cec110e49301b</meta:generator>
    <meta:document-statistic meta:object-count="47"/>
  </office:meta>
</office:document-meta>
</file>